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ff4ad" officeooo:paragraph-rsid="001ff4ad"/>
    </style:style>
    <style:style style:name="P2" style:family="paragraph" style:parent-style-name="Text_20_body">
      <style:text-properties officeooo:rsid="001ff4ad" officeooo:paragraph-rsid="00206a62"/>
    </style:style>
    <style:style style:name="P3" style:family="paragraph" style:parent-style-name="Text_20_body">
      <style:text-properties officeooo:rsid="001ff4ad" officeooo:paragraph-rsid="00209541"/>
    </style:style>
    <style:style style:name="P4" style:family="paragraph" style:parent-style-name="Text_20_body">
      <style:paragraph-properties fo:break-before="page"/>
      <style:text-properties officeooo:rsid="001ff4ad" officeooo:paragraph-rsid="001ff4ad"/>
    </style:style>
    <style:style style:name="P5" style:family="paragraph" style:parent-style-name="Text_20_body">
      <style:text-properties officeooo:rsid="00206a62" officeooo:paragraph-rsid="00206a62"/>
    </style:style>
    <style:style style:name="P6" style:family="paragraph" style:parent-style-name="Text_20_body">
      <style:text-properties officeooo:rsid="001ff4ad" officeooo:paragraph-rsid="001ff4ad"/>
    </style:style>
    <style:style style:name="T1" style:family="text">
      <style:text-properties officeooo:rsid="00206a62"/>
    </style:style>
    <style:style style:name="T2" style:family="text">
      <style:text-properties officeooo:rsid="00209541"/>
    </style:style>
    <style:style style:name="T3" style:family="text">
      <style:text-properties officeooo:rsid="002257d2"/>
    </style:style>
    <style:style style:name="T4" style:family="text">
      <style:text-properties officeooo:rsid="0022a186"/>
    </style:style>
    <style:style style:name="T5" style:family="text">
      <style:text-properties officeooo:rsid="0023a316"/>
    </style:style>
    <style:style style:name="T6" style:family="text">
      <style:text-properties officeooo:rsid="002453d7"/>
    </style:style>
    <style:style style:name="T7" style:family="text">
      <style:text-properties officeooo:rsid="00245a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s:</text:p>
      <text:p text:style-name="P1"><text:tab/><text:span text:style-name="T6">Entradas e Saidas principais:</text:span></text:p>
      <text:p text:style-name="P1"/>
      <text:p text:style-name="P1"><text:tab/>Modulos:</text:p>
      <text:p text:style-name="P1"><text:tab/><text:tab/>Entradas: ( de cada modulos )</text:p>
      <text:p text:style-name="P1"><text:tab/><text:tab/>Saídas: ( de cada modulos )</text:p>
      <text:p text:style-name="P1"><text:tab/>Conexões <text:span text:style-name="T7">no circuito</text:span>:</text:p>
      <text:p text:style-name="P1"/>
      <text:p text:style-name="P1">Desenvolvimento do Projeto:</text:p>
      <text:p text:style-name="P1"><text:tab/>Etapas no Desenvolvimento:</text:p>
      <text:p text:style-name="P1"><text:tab/><text:tab/><text:span text:style-name="T1">Inicialmente procuramos identificar quais os componentes de cada módulo e como <text:tab/><text:tab/>ele deveria se comportar, isto é qual a função dele.</text:span></text:p>
      <text:p text:style-name="P2"><text:tab/><text:tab/><text:span text:style-name="T1">Após termos identificado os componentes, adaptamos os componentes <text:tab/><text:tab/><text:tab/><text:tab/>desenvolvidos anteriormente e criamos os que faltavam.</text:span></text:p>
      <text:p text:style-name="P5"><text:tab/><text:tab/>Os componentes que não sofreram alterações: </text:p>
      <text:p text:style-name="P5"><text:tab/><text:tab/><text:tab/>Banco de Registradores</text:p>
      <text:p text:style-name="P2"><text:tab/><text:tab/><text:tab/><text:span text:style-name="T1">Registrador</text:span></text:p>
      <text:p text:style-name="P5"><text:tab/><text:tab/><text:tab/>Display de 7 Segmentos</text:p>
      <text:p text:style-name="P5"><text:tab/><text:tab/><text:tab/>Somador / Subtrator</text:p>
      <text:p text:style-name="P2"><text:tab/><text:tab/><text:tab/><text:span text:style-name="T1">Somador Completo ( Full Adder )</text:span></text:p>
      <text:p text:style-name="P2"><text:tab/><text:tab/><text:tab/><text:span text:style-name="T1">Deslocador</text:span></text:p>
      <text:p text:style-name="P2"><text:tab/><text:tab/><text:span text:style-name="T1">Componentes Alterados:</text:span></text:p>
      <text:p text:style-name="P2"><text:tab/><text:tab/><text:tab/><text:span text:style-name="T1">ULA <text:s/>( Extensor Lógico e Extensor Aritmetico )</text:span></text:p>
      <text:p text:style-name="P2"><text:tab/><text:tab/><text:tab/><text:span text:style-name="T1">RAM ( Fornecido pelo Professor )</text:span></text:p>
      <text:p text:style-name="P2"><text:tab/><text:tab/><text:span text:style-name="T1">Componentes Criados:</text:span></text:p>
      <text:p text:style-name="P2"><text:tab/><text:tab/><text:tab/><text:span text:style-name="T1">Módulo de Acesso a Memória</text:span></text:p>
      <text:p text:style-name="P2"><text:tab/><text:tab/><text:tab/><text:span text:style-name="T1">Módulo de Entrada</text:span></text:p>
      <text:p text:style-name="P2"><text:tab/><text:tab/><text:tab/><text:span text:style-name="T1">Módulo de Saida</text:span></text:p>
      <text:p text:style-name="P2"><text:tab/><text:tab/></text:p>
      <text:p text:style-name="P2"><text:tab/><text:tab/><text:span text:style-name="T2">Após termos desenvolvido os modulos de Entrada e Saida, fizemos o primeiro teste <text:tab/><text:tab/>da integração entre modulo de Entrada, ULA e o modulo de Saida.</text:span></text:p>
      <text:p text:style-name="P2"><text:tab/><text:tab/><text:span text:style-name="T2">Testamos os modulos da RAM com Comandos e da RAM com Dados <text:tab/><text:tab/><text:tab/><text:tab/>individualmente e nenhum problema foi encontrado.</text:span></text:p>
      <text:p text:style-name="P2"><text:tab/><text:tab/><text:span text:style-name="T5">Começamos o planejamento do módulo de acesso a memoria.</text:span></text:p>
      <text:p text:style-name="P2"><text:tab/><text:tab/><text:span text:style-name="T2">Iniciamos a integração dos módulos com o de Acesso a Memória, paralelamente com <text:tab/><text:tab/>a elaboração dos algoritmos para a memoria de comandos.</text:span></text:p>
      <text:p text:style-name="P1"/>
      <text:p text:style-name="P4"><text:tab/>Dificuldade em cada Módulo:</text:p>
      <text:p text:style-name="P1"><text:tab/><text:span text:style-name="T2">ULA:</text:span></text:p>
      <text:p text:style-name="P3"><text:tab/><text:span text:style-name="T1">Primeiro componente a ser alterado foi a ULA, após ter sido projetada e <text:tab/><text:tab/><text:tab/><text:tab/>implementada realizamos alguns testes na simulação, tudo ocorreu sem problemas <text:tab/><text:tab/>( foi utilizada a estrutura da atividade 2.2 com pequenas alterações ), porém nos <text:tab/><text:tab/><text:tab/>testes na placa, constatamos que os deslocamentos estavam invertidos, consertamos <text:tab/><text:tab/>esse problema.</text:span></text:p>
      <text:p text:style-name="P3"><text:tab/><text:span text:style-name="T2">Módulo de Entrada:</text:span></text:p>
      <text:p text:style-name="P3"><text:tab/><text:span text:style-name="T2">Houveram dificuldades para compreender qual era a principal função desse módulo, <text:tab/>decidimos por fazer dele uma interface entre os switches e botões para com o resto do <text:tab/>circuito.</text:span></text:p>
      <text:p text:style-name="P3"><text:tab/><text:span text:style-name="T2">Módulo de Saida:</text:span></text:p>
      <text:p text:style-name="P3"><text:tab/><text:span text:style-name="T2">A principal dificuldade foi estabeler o uso dos LEDs nas diferentes etapas em cada <text:tab/>algoritmo.</text:span></text:p>
      <text:p text:style-name="P3"><text:tab/><text:span text:style-name="T2">Módulo de Acesso a Memória:</text:span></text:p>
      <text:p text:style-name="P3"><text:tab/><text:span text:style-name="T3">Módulo onde se concentraram a maior parte das dificuldades, primeiramente foi entender <text:tab/>como ele realizava a comunicação com o resto do circuito, em seguida foi determinar quais <text:tab/>locais necessitavam de um controle dele, depois determinar em quais momentos ele deveria <text:tab/>emitir uma instrução e como ele deveria reconhecer que é o momento de troca de instrução. <text:tab/>Decidimos usar uma espécie de maquina de estados, porém a quantidade de situações que <text:tab/>deveriamos abordar e a quantidade de sinais de controle que seriam utilizados iriam requerir <text:tab/>uma grande quantidade de modificações nos componentes já existentes ou uma grande <text:tab/>quantidade de verificações fora deles. Assim, optamos por realizar o controle dentro do <text:tab/>próprio módulo, porém mesmo assim, não conseguimos desenvolver um controle correto <text:tab/>para todas as situações, interrompendo o progresso na atividade.</text:span></text:p>
      <text:p text:style-name="P1"><text:tab/>Dificuldade nas Conexões:</text:p>
      <text:p text:style-name="P1"><text:tab/><text:span text:style-name="T4">Inicialmente tivemos dificuldade na elaboração da comunicação entre o módulo de Entrada <text:tab/>com o banco de registradores ou com a memoria de Dados, decidimos utilizar o banco de <text:tab/>registradores. Em seguida foi determinar quais informações seriam mandadas para o modulo <text:tab/>de Saida, para um controle correto no uso dos LEDs. Por fim temos o modulo de Acesso a <text:tab/>memória, onde após conseguir visualizar quais sinais de controle seriam emitidos, não <text:tab/>conseguimos <text:s/>determinar quais sinais seriam recebidos e como controlar o momento de <text:tab/>emissão de cada sinal. No final não conseguimos cobrir todos os problemas encontrados.</text:span></text:p>
      <text:p text:style-name="P1"><text:tab/>O que não foi feito:</text:p>
      <text:p text:style-name="P1"><text:tab/><text:span text:style-name="T4">Não foi corretamente elaborado o módulo de Acesso a Memória e nem sua conexão com os <text:tab/>outros Módulos, portanto como o módulo em questão é de vital importancia, o circuito como <text:tab/>um todo não está funcionando como deve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9S</meta:editing-duration>
    <meta:editing-cycles>5</meta:editing-cycles>
    <meta:generator>LibreOffice/5.4.2.2$Windows_X86_64 LibreOffice_project/22b09f6418e8c2d508a9eaf86b2399209b0990f4</meta:generator>
    <dc:date>2017-12-02T13:47:40.807000000</dc:date>
    <meta:document-statistic meta:table-count="0" meta:image-count="0" meta:object-count="0" meta:page-count="2" meta:paragraph-count="42" meta:word-count="568" meta:character-count="3736" meta:non-whitespace-character-count="3087"/>
    <meta:user-defined meta:name="Info 1"/>
    <meta:user-defined meta:name="Info 2"/>
    <meta:user-defined meta:name="Info 3"/>
    <meta:user-defined meta:name="Info 4"/>
  </office:meta>
</office:document-meta>
</file>